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585" officeooo:paragraph-rsid="0009f585"/>
    </style:style>
    <style:style style:name="P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9f585"/>
    </style:style>
    <style:style style:name="P3" style:family="paragraph" style:parent-style-name="Standard">
      <style:text-properties fo:font-weight="bold" officeooo:rsid="0009f585" officeooo:paragraph-rsid="0009f585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9f585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fo:font-weight="normal" officeooo:rsid="0009f585" officeooo:paragraph-rsid="0009f585" style:font-weight-asian="normal" style:font-weight-complex="normal"/>
    </style:style>
    <style:style style:name="P6" style:family="paragraph" style:parent-style-name="Standard" style:list-style-name="L7">
      <style:text-properties fo:font-weight="normal" officeooo:rsid="0009f585" officeooo:paragraph-rsid="000cafbf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bdd23" officeooo:paragraph-rsid="000bdd23" style:font-weight-asian="normal" style:font-weight-complex="normal"/>
    </style:style>
    <style:style style:name="P8" style:family="paragraph" style:parent-style-name="Standard" style:list-style-name="L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0" style:family="paragraph" style:parent-style-name="Standard" style:list-style-name="L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1" style:family="paragraph" style:parent-style-name="Standard" style:list-style-name="L6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3" style:family="paragraph" style:parent-style-name="Standard" style:list-style-name="L8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4" style:family="paragraph" style:parent-style-name="Standard" style:list-style-name="L9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0cafbf" officeooo:paragraph-rsid="000cafbf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0dfcf7" officeooo:paragraph-rsid="000dfcf7" style:font-weight-asian="normal" style:font-weight-complex="normal"/>
    </style:style>
    <style:style style:name="P17" style:family="paragraph" style:parent-style-name="Standard">
      <style:text-properties fo:font-weight="bold" officeooo:rsid="0009f585" officeooo:paragraph-rsid="0009f585" style:font-weight-asian="bold" style:font-weight-complex="bold"/>
    </style:style>
    <style:style style:name="P18" style:family="paragraph" style:parent-style-name="Standard">
      <style:text-properties fo:font-weight="bold" officeooo:rsid="0009f585" officeooo:paragraph-rsid="000bdd23" style:font-weight-asian="bold" style:font-weight-complex="bold"/>
    </style:style>
    <style:style style:name="P19" style:family="paragraph" style:parent-style-name="Standard">
      <style:text-properties fo:font-weight="bold" officeooo:rsid="0009f585" officeooo:paragraph-rsid="000c5eca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0cafbf" style:font-weight-asian="bold" style:font-weight-complex="bold"/>
    </style:style>
    <style:style style:name="P21" style:family="paragraph" style:parent-style-name="Standard">
      <style:text-properties fo:font-weight="bold" officeooo:rsid="0009f585" officeooo:paragraph-rsid="000cafbf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bdd23"/>
    </style:style>
    <style:style style:name="P23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5eca"/>
    </style:style>
    <style:style style:name="P24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afbf"/>
    </style:style>
    <style:style style:name="P25" style:family="paragraph" style:parent-style-name="Standard">
      <style:text-properties officeooo:rsid="0009f585" officeooo:paragraph-rsid="000bdd23"/>
    </style:style>
    <style:style style:name="P26" style:family="paragraph" style:parent-style-name="Standard">
      <style:text-properties officeooo:rsid="0009f585" officeooo:paragraph-rsid="000c5eca"/>
    </style:style>
    <style:style style:name="P27" style:family="paragraph" style:parent-style-name="Standard">
      <style:text-properties officeooo:rsid="0009f585" officeooo:paragraph-rsid="000cafbf"/>
    </style:style>
    <style:style style:name="P28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bdd23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5eca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afbf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0c5eca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bold" officeooo:rsid="000c5eca" officeooo:paragraph-rsid="000c5eca" style:font-style-asian="normal" style:font-weight-asian="bold" style:font-style-complex="normal" style:font-weight-complex="bold"/>
    </style:style>
    <style:style style:name="P33" style:family="paragraph" style:parent-style-name="Standard">
      <style:text-properties officeooo:paragraph-rsid="000bdd23"/>
    </style:style>
    <style:style style:name="P34" style:family="paragraph" style:parent-style-name="Standard">
      <style:text-properties officeooo:paragraph-rsid="000c5eca"/>
    </style:style>
    <style:style style:name="P35" style:family="paragraph" style:parent-style-name="Standard" style:list-style-name="L3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36" style:family="paragraph" style:parent-style-name="Standard" style:list-style-name="L4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37" style:family="paragraph" style:parent-style-name="Standard" style:list-style-name="L6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38" style:family="paragraph" style:parent-style-name="Standard">
      <style:text-properties officeooo:paragraph-rsid="000cafbf"/>
    </style:style>
    <style:style style:name="P39" style:family="paragraph" style:parent-style-name="Standard" style:list-style-name="L8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40" style:family="paragraph" style:parent-style-name="Standard" style:list-style-name="L9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585" style:font-weight-asian="bold" style:font-weight-complex="bold"/>
    </style:style>
    <style:style style:name="T3" style:family="text">
      <style:text-properties fo:font-weight="bold" officeooo:rsid="000c5eca" style:font-weight-asian="bold" style:font-weight-complex="bold"/>
    </style:style>
    <style:style style:name="T4" style:family="text">
      <style:text-properties fo:font-weight="bold" officeooo:rsid="000bdd23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f585" style:font-weight-asian="normal" style:font-weight-complex="normal"/>
    </style:style>
    <style:style style:name="T8" style:family="text">
      <style:text-properties fo:font-weight="normal" officeooo:rsid="000bdd23" style:font-weight-asian="normal" style:font-weight-complex="normal"/>
    </style:style>
    <style:style style:name="T9" style:family="text">
      <style:text-properties fo:font-weight="normal" officeooo:rsid="000c5eca" style:font-weight-asian="normal" style:font-weight-complex="normal"/>
    </style:style>
    <style:style style:name="T10" style:family="text">
      <style:text-properties fo:font-weight="normal" officeooo:rsid="000cafbf" style:font-weight-asian="normal" style:font-weight-complex="normal"/>
    </style:style>
    <style:style style:name="T11" style:family="text">
      <style:text-properties fo:font-weight="normal" officeooo:rsid="000dfcf7" style:font-weight-asian="normal" style:font-weight-complex="normal"/>
    </style:style>
    <style:style style:name="T12" style:family="text">
      <style:text-properties officeooo:rsid="000bdd23"/>
    </style:style>
    <style:style style:name="T13" style:family="text">
      <style:text-properties officeooo:rsid="000c5eca"/>
    </style:style>
    <style:style style:name="T14" style:family="text">
      <style:text-properties officeooo:rsid="000cafbf"/>
    </style:style>
    <style:style style:name="T15" style:family="text">
      <style:text-properties officeooo:rsid="000dfc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D:</text:span> <text:tab/>UC1</text:p>
      <text:p text:style-name="Standard"><text:span text:style-name="T2">Nazwa:<text:tab/>Log</text:span><text:span text:style-name="T7"> In/Out</text:span></text:p>
      <text:p text:style-name="P4">Aktorzy:<text:tab/><text:span text:style-name="T6">Register</text:span><text:span text:style-name="T10">ed</text:span><text:span text:style-name="T6"> user</text:span></text:p>
      <text:p text:style-name="P1"/>
      <text:p text:style-name="P3">Scenariusz główny:</text:p>
      <text:list xml:id="list3666982553041221749" text:style-name="L1">
        <text:list-item>
          <text:p text:style-name="P5">User wybiera opcje wylogowania.</text:p>
        </text:list-item>
        <text:list-item>
          <text:p text:style-name="P5">System prezentuje zapytanie, czy user dalej chce się wylogować.</text:p>
        </text:list-item>
        <text:list-item>
          <text:p text:style-name="P5">System zapisuje aktualny stan gry/postaci usera.</text:p>
        </text:list-item>
        <text:list-item>
          <text:p text:style-name="P5">System wylogowuje usera z gry.</text:p>
        </text:list-item>
      </text:list>
      <text:p text:style-name="P1"/>
      <text:p text:style-name="P1"/>
      <text:p text:style-name="P3">Wyjątki i rozszerzenia:</text:p>
      <text:p text:style-name="P3"><text:tab/>1.A <text:tab/><text:span text:style-name="T6">User chce się wylogować w tracie aktywnego battle mode'a.</text:span></text:p>
      <text:p text:style-name="P3"><text:span text:style-name="T6"><text:tab/><text:tab/></text:span>1.A.1<text:span text:style-name="T6"><text:tab/>System informuje gracza o problemie i wyświetla mu formularz z zapytaniem <text:tab/><text:tab/><text:tab/>o poddanie pojedynku.</text:span></text:p>
      <text:p text:style-name="P3"><text:span text:style-name="T6"><text:tab/><text:tab/></text:span>1.A.2<text:span text:style-name="T6"><text:tab/>Przejdź do kroku 3.</text:span></text:p>
      <text:p text:style-name="P3"/>
      <text:p text:style-name="P3"/>
      <text:p text:style-name="P3"/>
      <text:p text:style-name="P22"><text:span text:style-name="T1">ID:</text:span> <text:tab/>UC<text:span text:style-name="T12">2</text:span></text:p>
      <text:p text:style-name="P33"><text:span text:style-name="T2">Nazwa:<text:tab/></text:span><text:span text:style-name="T4">Create</text:span><text:span text:style-name="T8"> new character</text:span></text:p>
      <text:p text:style-name="P28">Aktorzy:<text:tab/><text:span text:style-name="T6">Register</text:span><text:span text:style-name="T10">ed</text:span><text:span text:style-name="T6"> user</text:span></text:p>
      <text:p text:style-name="P25"/>
      <text:p text:style-name="P18">Scenariusz główny:</text:p>
      <text:list xml:id="list2549046032631703773" text:style-name="L2">
        <text:list-item>
          <text:p text:style-name="P7">User chce stworzyć nową postać.</text:p>
        </text:list-item>
        <text:list-item>
          <text:p text:style-name="P7">System wyświetla formularz z zapytaniem o imię postaci.</text:p>
        </text:list-item>
        <text:list-item>
          <text:p text:style-name="P7">System sprawdza czy takie imię postaci figuruje w bazie graczy na multiplayerze.</text:p>
        </text:list-item>
        <text:list-item>
          <text:p text:style-name="P7">User wybiera rase.</text:p>
        </text:list-item>
        <text:list-item>
          <text:p text:style-name="P7">User wybiera klase.</text:p>
        </text:list-item>
        <text:list-item>
          <text:p text:style-name="P7">Gracz musi rozdać ability scores.</text:p>
        </text:list-item>
        <text:list-item>
          <text:p text:style-name="P7">System sprawdza czy gracz wydał wszystkie punkty.</text:p>
        </text:list-item>
        <text:list-item>
          <text:p text:style-name="P7">Gracz musi wybrać skille swojej nowej postaci</text:p>
        </text:list-item>
        <text:list-item>
          <text:p text:style-name="P7">User może napisać historie swojej postaci.</text:p>
        </text:list-item>
      </text:list>
      <text:p text:style-name="P25"/>
      <text:p text:style-name="P25"/>
      <text:p text:style-name="P18">Wyjątki i rozszerzenia:</text:p>
      <text:p text:style-name="P18"><text:tab/><text:span text:style-name="T12">3</text:span>.A <text:tab/><text:span text:style-name="T6">User chce </text:span><text:span text:style-name="T8">nadać postaci imię, które już figuruje w bazie postaci na multiplayerze.</text:span></text:p>
      <text:p text:style-name="P18"><text:span text:style-name="T6"><text:tab/><text:tab/></text:span><text:span text:style-name="T8">3</text:span>.A.1<text:tab/><text:span text:style-name="T6">System informuje gracza o problemie .</text:span></text:p>
      <text:p text:style-name="P18"><text:span text:style-name="T6"><text:tab/><text:tab/></text:span><text:span text:style-name="T12">3</text:span>.A.2<text:span text:style-name="T6"><text:tab/></text:span><text:span text:style-name="T8">User musi wybrać nowe imię dla postaci.</text:span></text:p>
      <text:p text:style-name="P18"><text:span text:style-name="T8"><text:tab/><text:tab/></text:span><text:span text:style-name="T12">3.A.3</text:span><text:span text:style-name="T8"><text:tab/>Przejdź do kroku 3.</text:span></text:p>
      <text:p text:style-name="P18"><text:span text:style-name="T8"/></text:p>
      <text:p text:style-name="P18"><text:span text:style-name="T8"><text:tab/></text:span><text:span text:style-name="T12">7.A</text:span><text:span text:style-name="T8"> <text:tab/>User nie rozdał wszystkich punktów ability</text:span></text:p>
      <text:p text:style-name="P18"><text:span text:style-name="T8"><text:tab/><text:tab/></text:span><text:span text:style-name="T12">7.A.1</text:span><text:span text:style-name="T8"><text:tab/>System informuje gracza o problemie.</text:span></text:p>
      <text:p text:style-name="P18"><text:span text:style-name="T8"><text:tab/><text:tab/></text:span><text:span text:style-name="T12">7.A.2</text:span><text:span text:style-name="T8"><text:tab/>User musi rozdać resztę punktów.</text:span></text:p>
      <text:p text:style-name="P18"><text:span text:style-name="T8"><text:tab/><text:tab/></text:span><text:span text:style-name="T12">7.A.3</text:span><text:span text:style-name="T8"><text:tab/>Powrót do kroku 7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<text:span text:style-name="T1">ID:</text:span> <text:tab/>UC<text:span text:style-name="T12">3</text:span></text:p>
      <text:p text:style-name="P33"><text:span text:style-name="T2">Nazwa:<text:tab/></text:span><text:span text:style-name="T3">Pause</text:span><text:span text:style-name="T9"> Game</text:span></text:p>
      <text:p text:style-name="P28">Aktorzy:<text:tab/><text:span text:style-name="T6">Register</text:span><text:span text:style-name="T10">ed</text:span><text:span text:style-name="T6"> user</text:span></text:p>
      <text:p text:style-name="P28"/>
      <text:p text:style-name="P31">Wyzwalacz:</text:p>
      <text:p text:style-name="P32"><text:span text:style-name="T6"><text:tab/>Gracz chce zastopować rozgrywkę prowadzoną w ramach kampanii.</text:span></text:p>
      <text:p text:style-name="P25"/>
      <text:p text:style-name="P18">Scenariusz główny:</text:p>
      <text:list xml:id="list1179960972738098026" text:style-name="L3">
        <text:list-item>
          <text:p text:style-name="P35"><text:span text:style-name="T9">Gracz chce zastopować bieżącą grę.</text:span></text:p>
        </text:list-item>
        <text:list-item>
          <text:p text:style-name="P8">System wstrzymuje bieżącą rozgrywkę.</text:p>
        </text:list-item>
      </text:list>
      <text:p text:style-name="P9"/>
      <text:p text:style-name="P9"/>
      <text:p text:style-name="P9"/>
      <text:p text:style-name="P23"><text:span text:style-name="T1">ID:</text:span> <text:tab/>UC<text:span text:style-name="T13">4</text:span></text:p>
      <text:p text:style-name="P34"><text:span text:style-name="T2">Nazwa:<text:tab/></text:span><text:span text:style-name="T3">Save</text:span><text:span text:style-name="T9"> game</text:span></text:p>
      <text:p text:style-name="P29">Aktorzy:<text:tab/><text:span text:style-name="T6">Register</text:span><text:span text:style-name="T10">ed</text:span><text:span text:style-name="T6"> user</text:span></text:p>
      <text:p text:style-name="P29"/>
      <text:p text:style-name="P31">Wyzwalacz:</text:p>
      <text:p text:style-name="P32"><text:span text:style-name="T6"><text:tab/>Gracz chce zapisać obecny stan rozgrywki prowadzonej w ramach kampanii.</text:span></text:p>
      <text:p text:style-name="P26"/>
      <text:p text:style-name="P19">Scenariusz główny:</text:p>
      <text:list xml:id="list1083162527936106978" text:style-name="L9">
        <text:list-item>
          <text:p text:style-name="P40"><text:span text:style-name="T9">Gracz chce zapisać bieżącą grę.</text:span></text:p>
        </text:list-item>
        <text:list-item>
          <text:p text:style-name="P14">System wstrzymuje bieżącą rozgrywkę.</text:p>
        </text:list-item>
        <text:list-item>
          <text:p text:style-name="P14">System zapisuje obecny stan.</text:p>
        </text:list-item>
      </text:list>
      <text:p text:style-name="P9"/>
      <text:p text:style-name="P9"/>
      <text:p text:style-name="P9"/>
      <text:p text:style-name="P23"><text:span text:style-name="T1">ID:</text:span> <text:tab/>UC<text:span text:style-name="T13">5</text:span></text:p>
      <text:p text:style-name="P34"><text:span text:style-name="T2">Nazwa:<text:tab/></text:span><text:span text:style-name="T3">Load</text:span><text:span text:style-name="T9"> game</text:span></text:p>
      <text:p text:style-name="P29">Aktorzy:<text:tab/><text:span text:style-name="T6">Register</text:span><text:span text:style-name="T10">ed</text:span><text:span text:style-name="T6"> user</text:span></text:p>
      <text:p text:style-name="P29"/>
      <text:p text:style-name="P31">Wyzwalacz:</text:p>
      <text:p text:style-name="P32"><text:span text:style-name="T6"><text:tab/>Gracz chce wczytać wcześniej zapisany stan rozgrywki prowadzonej w ramach kampanii.</text:span></text:p>
      <text:p text:style-name="P26"/>
      <text:p text:style-name="P19">Scenariusz główny:</text:p>
      <text:list xml:id="list425244325700739281" text:style-name="L6">
        <text:list-item>
          <text:p text:style-name="P37"><text:span text:style-name="T9">Gracz chce wczytać zapisaną wcześniej rozgrywkę.</text:span></text:p>
        </text:list-item>
        <text:list-item>
          <text:p text:style-name="P11">System wczytuje zapisany stan gry .</text:p>
        </text:list-item>
        <text:list-item>
          <text:p text:style-name="P11">System wznawia rozgrywkę.</text:p>
        </text:list-item>
      </text:list>
      <text:p text:style-name="P9"/>
      <text:p text:style-name="P9"/>
      <text:p text:style-name="P9"/>
      <text:p text:style-name="P23"><text:span text:style-name="T1">ID:</text:span> <text:tab/>UC<text:span text:style-name="T13">6</text:span></text:p>
      <text:p text:style-name="P34"><text:span text:style-name="T2">Nazwa:<text:tab/></text:span><text:span text:style-name="T3">Exit</text:span><text:span text:style-name="T9"> game</text:span></text:p>
      <text:p text:style-name="P29">Aktorzy:<text:tab/><text:span text:style-name="T6">Register</text:span><text:span text:style-name="T10">ed</text:span><text:span text:style-name="T6"> user, </text:span><text:span text:style-name="T9">Non-register</text:span><text:span text:style-name="T10">ed</text:span><text:span text:style-name="T9"> user</text:span></text:p>
      <text:p text:style-name="P26"/>
      <text:p text:style-name="P19">Scenariusz główny:</text:p>
      <text:list xml:id="list1379228133938931970" text:style-name="L4">
        <text:list-item>
          <text:p text:style-name="P36"><text:span text:style-name="T9">Gracz chce opuścić aplikacje.</text:span></text:p>
        </text:list-item>
        <text:list-item>
          <text:p text:style-name="P10">System kończy działanie aplikacji .</text:p>
        </text:list-item>
      </text:list>
      <text:list xml:id="list103644857153252" text:continue-list="list1179960972738098026" text:style-name="L3">
        <text:list-header>
          <text:p text:style-name="P8"/>
        </text:list-header>
      </text:list>
      <text:p text:style-name="P26"/>
      <text:p text:style-name="P26"/>
      <text:p text:style-name="P19"/>
      <text:p text:style-name="P23"><text:soft-page-break/><text:span text:style-name="T1">ID:</text:span> <text:tab/>UC<text:span text:style-name="T13">6</text:span></text:p>
      <text:p text:style-name="P34"><text:span text:style-name="T2">Nazwa:<text:tab/></text:span><text:span text:style-name="T3">Exit</text:span><text:span text:style-name="T9"> game</text:span></text:p>
      <text:p text:style-name="P29">Aktorzy:<text:tab/><text:span text:style-name="T6">Register</text:span><text:span text:style-name="T10">ed</text:span><text:span text:style-name="T6"> user, </text:span><text:span text:style-name="T9">Non-registe</text:span><text:span text:style-name="T10">red</text:span><text:span text:style-name="T9"> user</text:span></text:p>
      <text:p text:style-name="P26"/>
      <text:p text:style-name="P19">Scenariusz główny:</text:p>
      <text:list xml:id="list2258051990323507139" text:style-name="L8">
        <text:list-item>
          <text:p text:style-name="P39"><text:span text:style-name="T9">Gracz chce opuścić aplikacje.</text:span></text:p>
        </text:list-item>
        <text:list-item>
          <text:p text:style-name="P13">System kończy działanie aplikacji .</text:p>
        </text:list-item>
      </text:list>
      <text:p text:style-name="P9"/>
      <text:p text:style-name="P9"/>
      <text:p text:style-name="P24"><text:span text:style-name="T1">ID:</text:span> <text:tab/>UC<text:span text:style-name="T14">7</text:span></text:p>
      <text:p text:style-name="P38"><text:span text:style-name="T2">Nazwa:<text:tab/></text:span><text:span text:style-name="T5">Register</text:span></text:p>
      <text:p text:style-name="P30">Aktorzy:<text:tab/><text:span text:style-name="T14">Non-</text:span><text:span text:style-name="T6">Register</text:span><text:span text:style-name="T10">ed</text:span><text:span text:style-name="T6"> user</text:span></text:p>
      <text:p text:style-name="P27"/>
      <text:p text:style-name="P21">Scenariusz główny:</text:p>
      <text:list xml:id="list1881777812146194569" text:style-name="L7">
        <text:list-item>
          <text:p text:style-name="P6">User wybiera opcje <text:span text:style-name="T14">rejestracji.</text:span></text:p>
        </text:list-item>
        <text:list-item>
          <text:p text:style-name="P6">System prezentuje <text:span text:style-name="T14">formularz rejestracji.</text:span></text:p>
        </text:list-item>
        <text:list-item>
          <text:p text:style-name="P15">User wypełnia formularz.</text:p>
        </text:list-item>
        <text:list-item>
          <text:p text:style-name="P6"><text:span text:style-name="T14">System sprawdza ,czy wszystkie wymagane pola są uzupełnione.</text:span></text:p>
        </text:list-item>
        <text:list-item>
          <text:p text:style-name="P15">System <text:span text:style-name="T15">sprawdza dane.</text:span></text:p>
        </text:list-item>
        <text:list-item>
          <text:p text:style-name="P16">System rejestruje nowego użytkownika.</text:p>
        </text:list-item>
      </text:list>
      <text:p text:style-name="P27"/>
      <text:p text:style-name="P27"/>
      <text:p text:style-name="P21">Wyjątki i rozszerzenia:</text:p>
      <text:p text:style-name="P21"><text:tab/><text:span text:style-name="T15">3</text:span>.A <text:tab/><text:span text:style-name="T11">User nie uzupełnił wszystkich wymaganych pól w formularzu.</text:span></text:p>
      <text:p text:style-name="P21"><text:span text:style-name="T6"><text:tab/><text:tab/></text:span><text:span text:style-name="T11">3</text:span>.A.1<text:tab/><text:span text:style-name="T6">System informuje gracza o problemie.</text:span></text:p>
      <text:p text:style-name="P21"><text:span text:style-name="T6"><text:tab/><text:tab/></text:span><text:span text:style-name="T11">3</text:span>.A.2<text:span text:style-name="T6"><text:tab/>Przejdź do kroku 3.</text:span></text:p>
      <text:p text:style-name="P20"><text:tab/><text:span text:style-name="T15">5.A <text:tab/></text:span><text:span text:style-name="T11">User próbuje zarejestrować nazwe/email, która już istnieje w bazie.</text:span></text:p>
      <text:p text:style-name="P20"><text:span text:style-name="T11"><text:tab/><text:tab/>5.A.1<text:tab/>System informuje gracza o problemie.</text:span></text:p>
      <text:p text:style-name="P20"><text:span text:style-name="T11"><text:tab/><text:tab/>5.A,2<text:tab/>Przejdź do kroku 3.</text:span></text:p>
      <text:p text:style-name="P20"><text:span text:style-name="T11"><text:tab/></text:span><text:span text:style-name="T15">6.A</text:span><text:span text:style-name="T11"><text:tab/>User przechodzi proces uwierzytelniania i zostaje zarejestrowany.</text:span></text:p>
      <text:p text:style-name="P20"><text:span text:style-name="T11"><text:tab/></text:span><text:span text:style-name="T15">6.B</text:span><text:span text:style-name="T11"><text:tab/>User nie przechodzi procesu uwierzytelnienia i nie zostaje zarejestrowany.</text:span></text:p>
      <text:p text:style-name="P18"/>
      <text:p text:style-name="P3"/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26:11.948000000</meta:creation-date>
    <dc:date>2014-12-21T10:36:44.788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table-count="0" meta:image-count="0" meta:object-count="0" meta:page-count="3" meta:paragraph-count="91" meta:word-count="464" meta:character-count="3112" meta:non-whitespace-character-count="2720"/>
  </office:meta>
</office:document-meta>
</file>